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parent-style-name="Graphics" style:family="graphic" style:name="gr2">
      <style:graphic-properties style:repeat="stretch" style:wrap="run-through" fo:background-color="transparent"/>
    </style:style>
    <style:style style:family="graphic" style:name="gr3">
      <style:graphic-properties draw:fill="none" draw:textarea-vertical-align="middle" draw:auto-grow-height="false" draw:auto-grow-width="false" draw:stroke="solid" svg:stroke-color="#F10D0C" svg:stroke-width="0.3cm" style:wrap="run-through" style:mirror="vertical horizontal" fo:padding-top="7.795pt" fo:padding-bottom="7.795pt" fo:padding-left="11.34pt" fo:padding-right="11.34pt"/>
    </style:style>
    <style:style style:family="paragraph" style:name="P1">
      <style:text-properties/>
      <style:paragraph-properties/>
    </style:style>
    <style:style style:family="graphic" style:name="gr4">
      <style:graphic-properties draw:fill="none" draw:textarea-vertical-align="middle" draw:auto-grow-height="false" draw:auto-grow-width="false" draw:stroke="solid" svg:stroke-color="#F10D0C" svg:stroke-width="0.3cm" style:wrap="run-through" style:mirror="horizontal" fo:padding-top="7.795pt" fo:padding-bottom="7.795pt" fo:padding-left="11.34pt" fo:padding-right="11.34pt"/>
    </style:style>
    <style:style style:family="paragraph" style:name="P2">
      <style:text-properties/>
      <style:paragraph-properties/>
    </style:style>
    <style:style style:family="graphic" style:name="gr5">
      <style:graphic-properties draw:fill="none" draw:textarea-vertical-align="middle" draw:auto-grow-height="false" draw:auto-grow-width="false" draw:stroke="solid" svg:stroke-color="#F10D0C" svg:stroke-width="0.3cm" style:wrap="run-through" style:mirror="vertical" fo:padding-top="7.795pt" fo:padding-bottom="7.795pt" fo:padding-left="11.34pt" fo:padding-right="11.34pt"/>
    </style:style>
    <style:style style:family="paragraph" style:name="P3">
      <style:text-properties/>
      <style:paragraph-properties/>
    </style:style>
    <style:style style:family="graphic" style:name="gr6">
      <style:graphic-properties draw:fill="none" draw:textarea-vertical-align="middle" draw:auto-grow-height="false" draw:auto-grow-width="false" draw:stroke="solid" svg:stroke-color="#F10D0C" svg:stroke-width="0.3cm" style:wrap="run-through" fo:padding-top="7.795pt" fo:padding-bottom="7.795pt" fo:padding-left="11.34pt" fo:padding-right="11.34pt"/>
    </style:style>
    <style:style style:family="paragraph" style:name="P4">
      <style:text-properties/>
      <style:paragraph-properties/>
    </style:style>
    <style:style style:family="graphic" style:name="gr7">
      <style:graphic-properties draw:fill="none" draw:textarea-vertical-align="middle" draw:auto-grow-height="false" draw:auto-grow-width="false" draw:stroke="solid" svg:stroke-color="#F10D0C" svg:stroke-width="0.3cm" style:wrap="run-through" style:mirror="vertical" fo:padding-top="7.795pt" fo:padding-bottom="7.795pt" fo:padding-left="11.34pt" fo:padding-right="11.34pt"/>
    </style:style>
    <style:style style:family="paragraph" style:name="P5">
      <style:text-properties/>
      <style:paragraph-properties/>
    </style:style>
    <style:style style:family="graphic" style:name="gr8">
      <style:graphic-properties draw:fill="none" draw:textarea-vertical-align="middle" draw:auto-grow-height="false" draw:auto-grow-width="false" draw:stroke="solid" svg:stroke-color="#F10D0C" svg:stroke-width="0.3cm" style:wrap="run-through" fo:padding-top="7.795pt" fo:padding-bottom="7.795pt" fo:padding-left="11.34pt" fo:padding-right="11.34pt"/>
    </style:style>
    <style:style style:family="paragraph" style:name="P6">
      <style:text-properties/>
      <style:paragraph-properties/>
    </style:style>
    <style:style style:family="graphic" style:name="gr9">
      <style:graphic-properties draw:fill="none" draw:textarea-vertical-align="middle" draw:auto-grow-height="false" draw:auto-grow-width="false" draw:stroke="solid" svg:stroke-color="#F10D0C" svg:stroke-width="0.3cm" style:wrap="run-through" style:mirror="vertical" fo:padding-top="7.795pt" fo:padding-bottom="7.795pt" fo:padding-left="11.34pt" fo:padding-right="11.34pt"/>
    </style:style>
    <style:style style:family="paragraph" style:name="P7">
      <style:text-properties/>
      <style:paragraph-properties/>
    </style:style>
    <style:style style:family="graphic" style:name="gr10">
      <style:graphic-properties draw:fill="none" draw:textarea-vertical-align="middle" draw:auto-grow-height="false" draw:auto-grow-width="false" draw:stroke="solid" svg:stroke-color="#F10D0C" svg:stroke-width="0.3cm" style:wrap="run-through" style:mirror="vertical horizontal" fo:padding-top="7.795pt" fo:padding-bottom="7.795pt" fo:padding-left="11.34pt" fo:padding-right="11.34pt"/>
    </style:style>
    <style:style style:family="paragraph" style:name="P8">
      <style:text-properties/>
      <style:paragraph-properties/>
    </style:style>
    <style:style style:family="graphic" style:name="gr11">
      <style:graphic-properties draw:fill="none" draw:textarea-vertical-align="middle" draw:auto-grow-height="false" draw:auto-grow-width="false" draw:stroke="solid" svg:stroke-color="#F10D0C" svg:stroke-width="0.3cm" style:wrap="run-through" style:mirror="horizontal" fo:padding-top="7.795pt" fo:padding-bottom="7.795pt" fo:padding-left="11.34pt" fo:padding-right="11.34pt"/>
    </style:style>
    <style:style style:family="paragraph" style:name="P9">
      <style:text-properties/>
      <style:paragraph-properties/>
    </style:style>
    <style:style style:family="graphic" style:name="gr12">
      <style:graphic-properties draw:fill="none" draw:textarea-vertical-align="middle" draw:auto-grow-height="false" draw:auto-grow-width="false" draw:stroke="solid" svg:stroke-color="#F10D0C" svg:stroke-width="0.3cm" style:wrap="run-through" style:mirror="vertical" fo:padding-top="7.795pt" fo:padding-bottom="7.795pt" fo:padding-left="11.34pt" fo:padding-right="11.34pt"/>
    </style:style>
    <style:style style:family="paragraph" style:name="P10">
      <style:text-properties/>
      <style:paragraph-properties/>
    </style:style>
    <style:style style:family="graphic" style:name="gr13">
      <style:graphic-properties draw:fill="none" draw:textarea-vertical-align="middle" draw:auto-grow-height="false" draw:auto-grow-width="false" draw:stroke="solid" svg:stroke-color="#F10D0C" svg:stroke-width="0.3cm" style:wrap="run-through" style:mirror="horizontal" fo:padding-top="7.795pt" fo:padding-bottom="7.795pt" fo:padding-left="11.34pt" fo:padding-right="11.34pt"/>
    </style:style>
    <style:style style:family="paragraph" style:name="P11">
      <style:text-properties/>
      <style:paragraph-properties/>
    </style:style>
    <style:style style:family="graphic" style:name="gr14">
      <style:graphic-properties draw:fill="none" draw:textarea-vertical-align="top" draw:auto-grow-height="true" draw:fit-to-size="false" style:shrink-to-fit="false" draw:stroke="none" fo:wrap-option="no-wrap" style:wrap="run-through" fo:padding-top="3.6pt" fo:padding-bottom="3.6pt" fo:padding-left="7.2pt" fo:padding-right="7.2pt" fo:background-color="transparent"/>
    </style:style>
    <style:style style:family="paragraph" style:name="P12">
      <style:text-properties/>
      <style:paragraph-properties/>
    </style:style>
    <style:style style:family="graphic" style:name="gr15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3">
      <style:text-properties/>
      <style:paragraph-properties/>
    </style:style>
    <style:style style:family="text" style:name="T1">
      <style:text-properties style:text-line-through-type="none" fo:font-size="20pt" style:font-size-asian="20pt" style:font-size-complex="20pt" fo:background-color="#FFFFFF"/>
    </style:style>
    <style:style style:family="graphic" style:name="gr16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14">
      <style:text-properties/>
      <style:paragraph-properties/>
    </style:style>
    <style:style style:family="text" style:name="T2">
      <style:text-properties style:text-line-through-type="none" fo:font-size="20pt" style:font-size-asian="20pt" style:font-size-complex="20pt" fo:background-color="#FFFFFF"/>
    </style:style>
  </office:automatic-styles>
  <office:body>
    <office:presentation>
      <draw:page draw:name="page1" draw:style-name="dp3" draw:master-page-name="__0" presentation:presentation-page-layout-name="AL1">
        <draw:frame draw:style-name="gr2" svg:width="20.45cm" svg:height="15.75cm" svg:x="3.775cm" svg:y="0cm">
          <draw:image xlink:href="Pictures/image1.png" xlink:type="simple" xlink:show="embed" xlink:actuate="onLoad"/>
        </draw:frame>
        <draw:line draw:style-name="gr3" svg:x1="12.5cm" svg:x2="12.25cm" svg:y1="11.28cm" svg:y2="6.147cm">
          <text:p text:style-name="P1"/>
        </draw:line>
        <draw:line draw:style-name="gr4" svg:x1="17.1cm" svg:x2="15.43cm" svg:y1="12cm" svg:y2="12cm">
          <text:p text:style-name="P2"/>
        </draw:line>
        <draw:line draw:style-name="gr5" svg:x1="15.43cm" svg:x2="15.43cm" svg:y1="12cm" svg:y2="11.07cm">
          <text:p text:style-name="P3"/>
        </draw:line>
        <draw:line draw:style-name="gr6" svg:x1="12.5cm" svg:x2="15.43cm" svg:y1="11.28cm" svg:y2="11.28cm">
          <text:p text:style-name="P4"/>
        </draw:line>
        <draw:line draw:style-name="gr7" svg:x1="15.5cm" svg:x2="15.5cm" svg:y1="11.34cm" svg:y2="6.147cm">
          <text:p text:style-name="P5"/>
        </draw:line>
        <draw:line draw:style-name="gr8" svg:x1="15.23cm" svg:x2="17.1cm" svg:y1="5.728cm" svg:y2="11.81cm">
          <text:p text:style-name="P6"/>
        </draw:line>
        <draw:line draw:style-name="gr9" svg:x1="12.5cm" svg:x2="12.5cm" svg:y1="12.2cm" svg:y2="11.28cm">
          <text:p text:style-name="P7"/>
        </draw:line>
        <draw:line draw:style-name="gr10" svg:x1="12.25cm" svg:x2="9.611cm" svg:y1="12cm" svg:y2="11.7cm">
          <text:p text:style-name="P8"/>
        </draw:line>
        <draw:line draw:style-name="gr11" svg:x1="15.23cm" svg:x2="12.25cm" svg:y1="5.728cm" svg:y2="5.984cm">
          <text:p text:style-name="P9"/>
        </draw:line>
        <draw:line draw:style-name="gr12" svg:x1="9.611cm" svg:x2="12.25cm" svg:y1="11.7cm" svg:y2="6.147cm">
          <text:p text:style-name="P10"/>
        </draw:line>
        <draw:line draw:style-name="gr13" svg:x1="15.23cm" svg:x2="12.5cm" svg:y1="12cm" svg:y2="12cm">
          <text:p text:style-name="P11"/>
        </draw:line>
        <draw:frame draw:style-name="gr14" svg:width="2.54cm" svg:height="0.6784cm" svg:x="10.26cm" svg:y="12.17cm">
          <draw:text-box fo:min-height="0.6784cm">
            <text:p text:style-name="P12"/>
          </draw:text-box>
        </draw:frame>
        <draw:frame draw:style-name="gr15" svg:width="4.041cm" svg:height="1.102cm" svg:x="8.911cm" svg:y="8.923cm">
          <draw:text-box fo:min-height="1.102cm">
            <text:p text:style-name="P13"><text:span text:style-name="T1">370cm</text:span></text:p>
          </draw:text-box>
        </draw:frame>
        <draw:frame draw:style-name="gr16" svg:width="4.046cm" svg:height="1.102cm" svg:x="11.84cm" svg:y="8.711cm">
          <draw:text-box fo:min-height="1.102cm">
            <text:p text:style-name="P14"><text:span text:style-name="T2">240cm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28cm" fo:page-height="15.75cm"/>
    </style:page-layout>
    <style:style style:family="drawing-page" style:name="dp1">
      <style:drawing-page-properties draw:fill="none"/>
    </style:style>
    <style:style style:family="presentation" style:name="pr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drawing-page" style:name="dp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_0" style:page-layout-name="Mpm1" draw:style-name="dp1">
      <draw:frame draw:name="place_holder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/>
        </draw:text-box>
      </draw:frame>
      <draw:frame draw:name="place_holder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